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7.9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205cm"/>
    </style:style>
    <style:style style:name="co12" style:family="table-column">
      <style:table-column-properties fo:break-before="auto" style:column-width="9.714cm"/>
    </style:style>
    <style:style style:name="co13" style:family="table-column">
      <style:table-column-properties fo:break-before="auto" style:column-width="2.074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1.43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9" style:family="table-cell" style:parent-style-name="Default" style:data-style-name="N117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117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15" style:family="table-cell" style:parent-style-name="Default" style:data-style-name="N117">
      <style:table-cell-properties fo:border-bottom="none" style:cell-protect="protected" style:print-content="true" fo:background-color="transparent" fo:border-left="none" fo:border-right="0.06pt solid #000000" fo:border-top="none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16" style:family="table-cell" style:parent-style-name="Default" style:data-style-name="N117">
      <style:table-cell-properties fo:border-bottom="none" fo:background-color="#ffffff" style:cell-protect="protected" style:print-content="true" fo:border-left="none" fo:border-right="0.06pt solid #000000" fo:border-top="none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60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3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2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2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17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3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1" style:family="table-cell" style:parent-style-name="Default" style:data-style-name="N113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6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9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4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5" style:family="table-cell" style:parent-style-name="Default" style:data-style-name="N11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01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94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97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6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1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80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9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117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98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7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62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7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9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03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4" style:family="table-cell" style:parent-style-name="Default" style:data-style-name="N0">
      <style:table-cell-properties fo:background-color="#ffffff" fo:border="0.06pt solid #000000"/>
    </style:style>
    <style:style style:name="ce105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119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  <style:style style:name="ce238" style:family="table-cell" style:parent-style-name="Default" style:data-style-name="N100">
      <style:table-cell-properties style:rotation-align="none"/>
    </style:style>
    <style:style style:name="ce2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40" style:family="table-cell" style:parent-style-name="Default" style:data-style-name="N4">
      <style:table-cell-properties style:rotation-align="none"/>
    </style:style>
    <style:style style:name="ce241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03"/>
        <table:table-column table:style-name="co9" table:number-columns-repeated="51" table:default-cell-style-name="ce1"/>
        <table:table-column table:style-name="co9" table:number-columns-repeated="959" table:default-cell-style-name="Default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ASIVOS POR IMPUESTOS CORRIENTE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10" table:number-columns-repeated="51"/>
          <table:table-cell table:number-columns-repeated="960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04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05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Impuestos Corriente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2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05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Octu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04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8" table:number-columns-repeated="12"/>
          <table:table-cell table:style-name="ce19"/>
          <table:table-cell table:style-name="ce18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6" office:value-type="string" calcext:value-type="string" table:number-columns-spanned="1" table:number-rows-spanned="2">
            <text:p>Código</text:p>
          </table:table-cell>
          <table:table-cell table:style-name="ce86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08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06" office:value-type="string" calcext:value-type="string" table:number-columns-spanned="1" table:number-rows-spanned="2">
            <text:p>Código</text:p>
          </table:table-cell>
          <table:table-cell table:style-name="ce86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09" office:value-type="string" office:string-value="Ref. PT" calcext:value-type="string" table:number-columns-spanned="1" table:number-rows-spanned="2">
            <text:p><text:s/>Ref. PT </text:p>
          </table:table-cell>
          <table:table-cell table:style-name="ce86" office:value-type="string" calcext:value-type="string" table:number-columns-spanned="1" table:number-rows-spanned="2">
            <text:p>Ref</text:p>
          </table:table-cell>
          <table:table-cell table:style-name="ce86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1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3" office:value-type="date" office:date-value="2020-10-31" calcext:value-type="date">
            <text:p>31-oct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50"/>
          <table:table-cell table:number-columns-repeated="960"/>
        </table:table-row>
        <table:table-row table:style-name="ro1">
          <table:table-cell table:style-name="ce25"/>
          <table:table-cell table:style-name="ce26"/>
          <table:table-cell table:style-name="ce200"/>
          <table:table-cell table:style-name="ce159"/>
          <table:table-cell table:style-name="ce200"/>
          <table:table-cell table:style-name="ce176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7"/>
          <table:table-cell table:style-name="ce204"/>
          <table:table-cell table:style-name="ce209"/>
          <table:table-cell table:style-name="ce200" office:value-type="float" office:value="0" calcext:value-type="float">
            <text:p>- </text:p>
          </table:table-cell>
          <table:table-cell table:style-name="ce223" table:formula="of:=[.L14]/[.$L$34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9" office:value-type="string" office:string-value="2-1-1-01-01-001" calcext:value-type="string">
            <text:p><text:s/>2-1-1-01-01-001 </text:p>
          </table:table-cell>
          <table:table-cell table:style-name="ce120" office:value-type="string" office:string-value="12% IVA VENTAS" calcext:value-type="string">
            <text:p><text:s/>12% IVA VENTAS </text:p>
          </table:table-cell>
          <table:table-cell table:style-name="ce165" office:value-type="float" office:value="0" calcext:value-type="float">
            <text:p>- </text:p>
          </table:table-cell>
          <table:table-cell table:style-name="ce160"/>
          <table:table-cell table:style-name="ce165"/>
          <table:table-cell table:style-name="ce176" table:formula="of:=[.C15]-[.D15]+[.E15]" office:value-type="float" office:value="0" calcext:value-type="float">
            <text:p>- </text:p>
          </table:table-cell>
          <table:table-cell table:style-name="ce119" office:value-type="string" office:string-value="2-1-1-01-01-001" calcext:value-type="string">
            <text:p><text:s/>2-1-1-01-01-001 </text:p>
          </table:table-cell>
          <table:table-cell table:style-name="ce120" office:value-type="string" office:string-value="12% IVA VENTAS" calcext:value-type="string">
            <text:p><text:s/>12% IVA VENTAS </text:p>
          </table:table-cell>
          <table:table-cell table:style-name="ce165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office:value-type="float" office:value="0" calcext:value-type="float">
            <text:p>- </text:p>
          </table:table-cell>
          <table:table-cell table:style-name="ce223" table:formula="of:=[.L15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9" office:value-type="string" office:string-value="2-1-1-01-01-002" calcext:value-type="string">
            <text:p><text:s/>2-1-1-01-01-002 </text:p>
          </table:table-cell>
          <table:table-cell table:style-name="ce120" office:value-type="string" office:string-value="30% IVA RETENIDO PROVEEDORES" calcext:value-type="string">
            <text:p><text:s/>30% IVA RETENIDO PROVEEDORES </text:p>
          </table:table-cell>
          <table:table-cell table:style-name="ce165" office:value-type="float" office:value="0" calcext:value-type="float">
            <text:p>- </text:p>
          </table:table-cell>
          <table:table-cell table:style-name="ce160"/>
          <table:table-cell table:style-name="ce165"/>
          <table:table-cell table:style-name="ce176" table:formula="of:=[.C16]-[.D16]+[.E16]" office:value-type="float" office:value="0" calcext:value-type="float">
            <text:p>- </text:p>
          </table:table-cell>
          <table:table-cell table:style-name="ce119" office:value-type="string" office:string-value="2-1-1-01-01-002" calcext:value-type="string">
            <text:p><text:s/>2-1-1-01-01-002 </text:p>
          </table:table-cell>
          <table:table-cell table:style-name="ce120" office:value-type="string" office:string-value="30% IVA RETENIDO PROVEEDORES" calcext:value-type="string">
            <text:p><text:s/>30% IVA RETENIDO PROVEEDORES </text:p>
          </table:table-cell>
          <table:table-cell table:style-name="ce165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6]-[.I16]" office:value-type="float" office:value="0" calcext:value-type="float">
            <text:p>- </text:p>
          </table:table-cell>
          <table:table-cell table:style-name="ce223" table:formula="of:=[.L16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9" office:value-type="string" office:string-value="2-1-1-01-01-003" calcext:value-type="string">
            <text:p><text:s/>2-1-1-01-01-003 </text:p>
          </table:table-cell>
          <table:table-cell table:style-name="ce120" office:value-type="string" office:string-value="70% IVA RETENIDO PROVEEDORES" calcext:value-type="string">
            <text:p><text:s/>70% IVA RETENIDO PROVEEDORES </text:p>
          </table:table-cell>
          <table:table-cell table:style-name="ce165" office:value-type="float" office:value="0" calcext:value-type="float">
            <text:p>- </text:p>
          </table:table-cell>
          <table:table-cell table:style-name="ce160"/>
          <table:table-cell table:style-name="ce165"/>
          <table:table-cell table:style-name="ce176" table:formula="of:=[.C17]-[.D17]+[.E17]" office:value-type="float" office:value="0" calcext:value-type="float">
            <text:p>- </text:p>
          </table:table-cell>
          <table:table-cell table:style-name="ce119" office:value-type="string" office:string-value="2-1-1-01-01-003" calcext:value-type="string">
            <text:p><text:s/>2-1-1-01-01-003 </text:p>
          </table:table-cell>
          <table:table-cell table:style-name="ce120" office:value-type="string" office:string-value="70% IVA RETENIDO PROVEEDORES" calcext:value-type="string">
            <text:p><text:s/>70% IVA RETENIDO PROVEEDORES </text:p>
          </table:table-cell>
          <table:table-cell table:style-name="ce165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7]-[.I17]" office:value-type="float" office:value="0" calcext:value-type="float">
            <text:p>- </text:p>
          </table:table-cell>
          <table:table-cell table:style-name="ce223" table:formula="of:=[.L17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4" office:value-type="string" office:string-value="2-1-1-01-01-004" calcext:value-type="string">
            <text:p><text:s/>2-1-1-01-01-004 </text:p>
          </table:table-cell>
          <table:table-cell table:style-name="ce120" office:value-type="string" office:string-value="100% IVA RETENIDO PERSONA NATURAL" calcext:value-type="string">
            <text:p><text:s/>100% IVA RETENIDO PERSONA NATURAL </text:p>
          </table:table-cell>
          <table:table-cell table:style-name="ce198" office:value-type="float" office:value="0" calcext:value-type="float">
            <text:p>- </text:p>
          </table:table-cell>
          <table:table-cell table:style-name="ce198" table:number-columns-repeated="2"/>
          <table:table-cell table:style-name="ce176" table:formula="of:=[.C18]-[.D18]+[.E18]" office:value-type="float" office:value="0" calcext:value-type="float">
            <text:p>- </text:p>
          </table:table-cell>
          <table:table-cell table:style-name="ce114" office:value-type="string" office:string-value="2-1-1-01-01-004" calcext:value-type="string">
            <text:p><text:s/>2-1-1-01-01-004 </text:p>
          </table:table-cell>
          <table:table-cell table:style-name="ce120" office:value-type="string" office:string-value="100% IVA RETENIDO PERSONA NATURAL" calcext:value-type="string">
            <text:p><text:s/>100% IVA RETENIDO PERSONA NATURAL </text:p>
          </table:table-cell>
          <table:table-cell table:style-name="ce198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8]-[.I18]" office:value-type="float" office:value="0" calcext:value-type="float">
            <text:p>- </text:p>
          </table:table-cell>
          <table:table-cell table:style-name="ce223" table:formula="of:=[.L18]/[.$L$34]" office:value-type="percentage" office:value="-0" calcext:value-type="percentage">
            <text:p>0.00 %</text:p>
          </table:table-cell>
          <table:table-cell table:style-name="ce42"/>
          <table:table-cell table:style-name="ce49" table:number-columns-repeated="50"/>
          <table:table-cell table:number-columns-repeated="960"/>
        </table:table-row>
        <table:table-row table:style-name="ro1">
          <table:table-cell table:style-name="ce119" office:value-type="string" office:string-value="2-1-1-01-01-005" calcext:value-type="string">
            <text:p><text:s/>2-1-1-01-01-005 </text:p>
          </table:table-cell>
          <table:table-cell table:style-name="ce120" office:value-type="string" office:string-value="IVA POR PAGAR" calcext:value-type="string">
            <text:p><text:s/>IVA POR PAGAR </text:p>
          </table:table-cell>
          <table:table-cell table:style-name="ce165" office:value-type="float" office:value="815.8" calcext:value-type="float">
            <text:p>816 </text:p>
          </table:table-cell>
          <table:table-cell table:style-name="ce161"/>
          <table:table-cell table:style-name="ce174"/>
          <table:table-cell table:style-name="ce200" table:formula="of:=[.C19]-[.D19]+[.E19]" office:value-type="float" office:value="815.8" calcext:value-type="float">
            <text:p>816 </text:p>
          </table:table-cell>
          <table:table-cell table:style-name="ce119" office:value-type="string" office:string-value="2-1-1-01-01-005" calcext:value-type="string">
            <text:p><text:s/>2-1-1-01-01-005 </text:p>
          </table:table-cell>
          <table:table-cell table:style-name="ce120" office:value-type="string" office:string-value="IVA POR PAGAR" calcext:value-type="string">
            <text:p><text:s/>IVA POR PAGAR </text:p>
          </table:table-cell>
          <table:table-cell table:style-name="ce165" office:value-type="float" office:value="799.19" calcext:value-type="float">
            <text:p>799 </text:p>
          </table:table-cell>
          <table:table-cell table:style-name="ce205"/>
          <table:table-cell table:style-name="ce210"/>
          <table:table-cell table:style-name="ce200" table:formula="of:=[.F19]-[.I19]" office:value-type="float" office:value="16.6099999999999" calcext:value-type="float">
            <text:p>17 </text:p>
          </table:table-cell>
          <table:table-cell table:style-name="ce223" table:formula="of:=[.L19]/[.$L$34]" office:value-type="percentage" office:value="-0.00040938101147425" calcext:value-type="percentage">
            <text:p>-0.04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/>
          <table:table-cell table:style-name="ce54"/>
          <table:table-cell table:style-name="ce165"/>
          <table:table-cell table:style-name="ce161"/>
          <table:table-cell table:style-name="ce165"/>
          <table:table-cell table:style-name="ce200" table:formula="of:=[.C20]-[.D20]+[.E20]" office:value-type="float" office:value="0" calcext:value-type="float">
            <text:p>- </text:p>
          </table:table-cell>
          <table:table-cell table:style-name="ce115"/>
          <table:table-cell table:style-name="ce54"/>
          <table:table-cell table:style-name="ce165"/>
          <table:table-cell table:style-name="ce205"/>
          <table:table-cell table:style-name="ce210"/>
          <table:table-cell table:style-name="ce200" table:formula="of:=[.F20]-[.I20]" office:value-type="float" office:value="0" calcext:value-type="float">
            <text:p>- </text:p>
          </table:table-cell>
          <table:table-cell table:style-name="ce223" table:formula="of:=[.L20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 office:value-type="string" office:string-value="2-1-1-01-02-001" calcext:value-type="string">
            <text:p><text:s/>2-1-1-01-02-001 </text:p>
          </table:table-cell>
          <table:table-cell table:style-name="ce55" office:value-type="string" calcext:value-type="string">
            <text:p>1% RETENCION FUENTE</text:p>
          </table:table-cell>
          <table:table-cell table:style-name="ce165" office:value-type="float" office:value="0" calcext:value-type="float">
            <text:p>- </text:p>
          </table:table-cell>
          <table:table-cell table:style-name="ce161"/>
          <table:table-cell table:style-name="ce165"/>
          <table:table-cell table:style-name="ce200" table:formula="of:=[.C21]-[.D21]+[.E21]" office:value-type="float" office:value="0" calcext:value-type="float">
            <text:p>- </text:p>
          </table:table-cell>
          <table:table-cell table:style-name="ce115" office:value-type="string" office:string-value="2-1-1-01-02-001" calcext:value-type="string">
            <text:p><text:s/>2-1-1-01-02-001 </text:p>
          </table:table-cell>
          <table:table-cell table:style-name="ce55" office:value-type="string" calcext:value-type="string">
            <text:p>1% RETENCION FUENTE</text:p>
          </table:table-cell>
          <table:table-cell table:style-name="ce165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1]-[.I21]" office:value-type="float" office:value="0" calcext:value-type="float">
            <text:p>- </text:p>
          </table:table-cell>
          <table:table-cell table:style-name="ce223" table:formula="of:=[.L21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 office:value-type="string" office:string-value="2-1-1-01-02-002" calcext:value-type="string">
            <text:p><text:s/>2-1-1-01-02-002 </text:p>
          </table:table-cell>
          <table:table-cell table:style-name="ce55" office:value-type="string" calcext:value-type="string">
            <text:p>2% RETENCION FUENTE</text:p>
          </table:table-cell>
          <table:table-cell table:style-name="ce144" office:value-type="float" office:value="0" calcext:value-type="float">
            <text:p>0</text:p>
          </table:table-cell>
          <table:table-cell table:style-name="ce160"/>
          <table:table-cell table:style-name="ce165"/>
          <table:table-cell table:style-name="ce200" table:formula="of:=[.C22]-[.D22]+[.E22]" office:value-type="float" office:value="0" calcext:value-type="float">
            <text:p>- </text:p>
          </table:table-cell>
          <table:table-cell table:style-name="ce115" office:value-type="string" office:string-value="2-1-1-01-02-002" calcext:value-type="string">
            <text:p><text:s/>2-1-1-01-02-002 </text:p>
          </table:table-cell>
          <table:table-cell table:style-name="ce55" office:value-type="string" calcext:value-type="string">
            <text:p>2% RETENCION FUENTE</text:p>
          </table:table-cell>
          <table:table-cell table:style-name="ce198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2]-[.I22]" office:value-type="float" office:value="0" calcext:value-type="float">
            <text:p>- </text:p>
          </table:table-cell>
          <table:table-cell table:style-name="ce223" table:formula="of:=[.L22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 office:value-type="string" office:string-value="2-1-1-01-02-003" calcext:value-type="string">
            <text:p><text:s/>2-1-1-01-02-003 </text:p>
          </table:table-cell>
          <table:table-cell table:style-name="ce57" office:value-type="string" calcext:value-type="string">
            <text:p>8% RETENCION FUENTE</text:p>
          </table:table-cell>
          <table:table-cell table:style-name="ce145" office:value-type="float" office:value="0" calcext:value-type="float">
            <text:p>0 </text:p>
          </table:table-cell>
          <table:table-cell table:style-name="ce160"/>
          <table:table-cell table:style-name="ce165"/>
          <table:table-cell table:style-name="ce200" table:formula="of:=[.C23]-[.D23]+[.E23]" office:value-type="float" office:value="0" calcext:value-type="float">
            <text:p>- </text:p>
          </table:table-cell>
          <table:table-cell table:style-name="ce115" office:value-type="string" office:string-value="2-1-1-01-02-003" calcext:value-type="string">
            <text:p><text:s/>2-1-1-01-02-003 </text:p>
          </table:table-cell>
          <table:table-cell table:style-name="ce57" office:value-type="string" calcext:value-type="string">
            <text:p>8% RETENCION FUENTE</text:p>
          </table:table-cell>
          <table:table-cell table:style-name="ce198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3]-[.I23]" office:value-type="float" office:value="0" calcext:value-type="float">
            <text:p>- </text:p>
          </table:table-cell>
          <table:table-cell table:style-name="ce223" table:formula="of:=[.L23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 office:value-type="string" office:string-value="2-1-1-01-02-004" calcext:value-type="string">
            <text:p><text:s/>2-1-1-01-02-004 </text:p>
          </table:table-cell>
          <table:table-cell table:style-name="ce57" office:value-type="string" calcext:value-type="string">
            <text:p>10% RETENCION FUENTE</text:p>
          </table:table-cell>
          <table:table-cell table:style-name="ce145" office:value-type="float" office:value="0" calcext:value-type="float">
            <text:p>0 </text:p>
          </table:table-cell>
          <table:table-cell table:style-name="ce160"/>
          <table:table-cell table:style-name="ce165"/>
          <table:table-cell table:style-name="ce200" table:formula="of:=[.C24]-[.D24]+[.E24]" office:value-type="float" office:value="0" calcext:value-type="float">
            <text:p>- </text:p>
          </table:table-cell>
          <table:table-cell table:style-name="ce115" office:value-type="string" office:string-value="2-1-1-01-02-004" calcext:value-type="string">
            <text:p><text:s/>2-1-1-01-02-004 </text:p>
          </table:table-cell>
          <table:table-cell table:style-name="ce57" office:value-type="string" calcext:value-type="string">
            <text:p>10% RETENCION FUENTE</text:p>
          </table:table-cell>
          <table:table-cell table:style-name="ce198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4]-[.I24]" office:value-type="float" office:value="0" calcext:value-type="float">
            <text:p>- </text:p>
          </table:table-cell>
          <table:table-cell table:style-name="ce223" table:formula="of:=[.L24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 office:value-type="string" office:string-value="2-1-1-01-02-007" calcext:value-type="string">
            <text:p><text:s/>2-1-1-01-02-007 </text:p>
          </table:table-cell>
          <table:table-cell table:style-name="ce57" office:value-type="string" calcext:value-type="string">
            <text:p>RET. FUENTE POR PAGAR</text:p>
          </table:table-cell>
          <table:table-cell table:style-name="ce145" office:value-type="float" office:value="620.86" calcext:value-type="float">
            <text:p>621 </text:p>
          </table:table-cell>
          <table:table-cell table:style-name="ce160"/>
          <table:table-cell table:style-name="ce165"/>
          <table:table-cell table:style-name="ce200" table:formula="of:=[.C25]-[.D25]+[.E25]" office:value-type="float" office:value="620.86" calcext:value-type="float">
            <text:p>621 </text:p>
          </table:table-cell>
          <table:table-cell table:style-name="ce115" office:value-type="string" office:string-value="2-1-1-01-02-007" calcext:value-type="string">
            <text:p><text:s/>2-1-1-01-02-007 </text:p>
          </table:table-cell>
          <table:table-cell table:style-name="ce57" office:value-type="string" calcext:value-type="string">
            <text:p>RET. FUENTE POR PAGAR</text:p>
          </table:table-cell>
          <table:table-cell table:style-name="ce165" office:value-type="float" office:value="606.81" calcext:value-type="float">
            <text:p>607 </text:p>
          </table:table-cell>
          <table:table-cell table:style-name="ce206"/>
          <table:table-cell table:style-name="ce210"/>
          <table:table-cell table:style-name="ce200" table:formula="of:=[.F25]-[.I25]" office:value-type="float" office:value="14.0500000000001" calcext:value-type="float">
            <text:p>14 </text:p>
          </table:table-cell>
          <table:table-cell table:style-name="ce223" table:formula="of:=[.L25]/[.$L$34]" office:value-type="percentage" office:value="-0.000346285563588999" calcext:value-type="percentage">
            <text:p>-0.03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/>
          <table:table-cell table:style-name="ce57"/>
          <table:table-cell table:style-name="ce145"/>
          <table:table-cell table:style-name="ce160"/>
          <table:table-cell table:style-name="ce165"/>
          <table:table-cell table:style-name="ce200" table:formula="of:=[.C26]-[.D26]+[.E26]" office:value-type="float" office:value="0" calcext:value-type="float">
            <text:p>- </text:p>
          </table:table-cell>
          <table:table-cell table:style-name="ce115"/>
          <table:table-cell table:style-name="ce57"/>
          <table:table-cell table:style-name="ce145"/>
          <table:table-cell table:style-name="ce206"/>
          <table:table-cell table:style-name="ce210"/>
          <table:table-cell table:style-name="ce200" table:formula="of:=[.F26]-[.I26]" office:value-type="float" office:value="0" calcext:value-type="float">
            <text:p>- </text:p>
          </table:table-cell>
          <table:table-cell table:style-name="ce223" table:formula="of:=[.L26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 office:value-type="string" office:string-value="2-1-1-01-02-008" calcext:value-type="string">
            <text:p><text:s/>2-1-1-01-02-008 </text:p>
          </table:table-cell>
          <table:table-cell table:style-name="ce57" office:value-type="string" calcext:value-type="string">
            <text:p>RET. IMPTO 1.75% COMPRAS</text:p>
          </table:table-cell>
          <table:table-cell table:style-name="ce145" office:value-type="float" office:value="0" calcext:value-type="float">
            <text:p>0 </text:p>
          </table:table-cell>
          <table:table-cell table:style-name="ce160"/>
          <table:table-cell table:style-name="ce165"/>
          <table:table-cell table:style-name="ce200" table:formula="of:=[.C27]-[.D27]+[.E27]" office:value-type="float" office:value="0" calcext:value-type="float">
            <text:p>- </text:p>
          </table:table-cell>
          <table:table-cell table:style-name="ce115" office:value-type="string" office:string-value="2-1-1-01-02-008" calcext:value-type="string">
            <text:p><text:s/>2-1-1-01-02-008 </text:p>
          </table:table-cell>
          <table:table-cell table:style-name="ce57" office:value-type="string" calcext:value-type="string">
            <text:p>RET. IMPTO 1.75% COMPRAS</text:p>
          </table:table-cell>
          <table:table-cell table:style-name="ce145" office:value-type="float" office:value="0" calcext:value-type="float">
            <text:p>0 </text:p>
          </table:table-cell>
          <table:table-cell table:style-name="ce206"/>
          <table:table-cell table:style-name="ce210"/>
          <table:table-cell table:style-name="ce200" table:formula="of:=[.F27]-[.I27]" office:value-type="float" office:value="0" calcext:value-type="float">
            <text:p>- </text:p>
          </table:table-cell>
          <table:table-cell table:style-name="ce223" table:formula="of:=[.L27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 office:value-type="string" office:string-value="2-1-1-01-02-009" calcext:value-type="string">
            <text:p><text:s/>2-1-1-01-02-009 </text:p>
          </table:table-cell>
          <table:table-cell table:style-name="ce57" office:value-type="string" calcext:value-type="string">
            <text:p>RET. IMPTO. 2.75% COMPRAS</text:p>
          </table:table-cell>
          <table:table-cell table:style-name="ce145" office:value-type="float" office:value="0" calcext:value-type="float">
            <text:p>0 </text:p>
          </table:table-cell>
          <table:table-cell table:style-name="ce160"/>
          <table:table-cell table:style-name="ce165"/>
          <table:table-cell table:style-name="ce200" table:formula="of:=[.C28]-[.D28]+[.E28]" office:value-type="float" office:value="0" calcext:value-type="float">
            <text:p>- </text:p>
          </table:table-cell>
          <table:table-cell table:style-name="ce115" office:value-type="string" office:string-value="2-1-1-01-02-009" calcext:value-type="string">
            <text:p><text:s/>2-1-1-01-02-009 </text:p>
          </table:table-cell>
          <table:table-cell table:style-name="ce57" office:value-type="string" calcext:value-type="string">
            <text:p>RET. IMPTO. 2.75% COMPRAS</text:p>
          </table:table-cell>
          <table:table-cell table:style-name="ce145" office:value-type="float" office:value="0" calcext:value-type="float">
            <text:p>0 </text:p>
          </table:table-cell>
          <table:table-cell table:style-name="ce206"/>
          <table:table-cell table:style-name="ce210"/>
          <table:table-cell table:style-name="ce200" table:formula="of:=[.F28]-[.I28]" office:value-type="float" office:value="0" calcext:value-type="float">
            <text:p>- </text:p>
          </table:table-cell>
          <table:table-cell table:style-name="ce223" table:formula="of:=[.L28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115"/>
          <table:table-cell table:style-name="ce117"/>
          <table:table-cell table:style-name="ce146"/>
          <table:table-cell table:style-name="ce198" table:number-columns-repeated="2"/>
          <table:table-cell table:style-name="ce200" table:formula="of:=[.C29]-[.D29]+[.E29]" office:value-type="float" office:value="0" calcext:value-type="float">
            <text:p>- </text:p>
          </table:table-cell>
          <table:table-cell table:style-name="ce115"/>
          <table:table-cell table:style-name="ce117"/>
          <table:table-cell table:style-name="ce146"/>
          <table:table-cell table:style-name="ce205"/>
          <table:table-cell table:style-name="ce210"/>
          <table:table-cell table:style-name="ce200" table:formula="of:=[.F29]-[.I29]" office:value-type="float" office:value="0" calcext:value-type="float">
            <text:p>- </text:p>
          </table:table-cell>
          <table:table-cell table:style-name="ce223" table:formula="of:=[.L29]/[.$L$34]" office:value-type="percentage" office:value="-0" calcext:value-type="percentage">
            <text:p>0.00 %</text:p>
          </table:table-cell>
          <table:table-cell table:style-name="ce42"/>
          <table:table-cell table:style-name="ce49" table:number-columns-repeated="50"/>
          <table:table-cell table:number-columns-repeated="960"/>
        </table:table-row>
        <table:table-row table:style-name="ro1">
          <table:table-cell table:style-name="ce116" office:value-type="string" office:string-value="2-1-1-01-03-001" calcext:value-type="string">
            <text:p><text:s/>2-1-1-01-03-001 </text:p>
          </table:table-cell>
          <table:table-cell table:style-name="ce118" office:value-type="string" office:string-value="IMPUESTO A LA RENTA POR  PAGAR" calcext:value-type="string">
            <text:p><text:s/>IMPUESTO A LA RENTA POR <text:s/>PAGAR </text:p>
          </table:table-cell>
          <table:table-cell table:style-name="ce165" office:value-type="float" office:value="0" calcext:value-type="float">
            <text:p>- </text:p>
          </table:table-cell>
          <table:table-cell table:style-name="ce161"/>
          <table:table-cell table:style-name="ce165"/>
          <table:table-cell table:style-name="ce200" table:formula="of:=[.C30]-[.D30]+[.E30]" office:value-type="float" office:value="0" calcext:value-type="float">
            <text:p>- </text:p>
          </table:table-cell>
          <table:table-cell table:style-name="ce116" office:value-type="string" office:string-value="2-1-1-01-03-001" calcext:value-type="string">
            <text:p><text:s/>2-1-1-01-03-001 </text:p>
          </table:table-cell>
          <table:table-cell table:style-name="ce118" office:value-type="string" office:string-value="IMPUESTO A LA RENTA POR  PAGAR" calcext:value-type="string">
            <text:p><text:s/>IMPUESTO A LA RENTA POR <text:s/>PAGAR </text:p>
          </table:table-cell>
          <table:table-cell table:style-name="ce165" office:value-type="float" office:value="40604.11" calcext:value-type="float">
            <text:p>40604 </text:p>
          </table:table-cell>
          <table:table-cell table:style-name="ce206"/>
          <table:table-cell table:style-name="ce210"/>
          <table:table-cell table:style-name="ce200" table:formula="of:=[.F30]-[.I30]" office:value-type="float" office:value="-40604.11" calcext:value-type="float">
            <text:p>(40604)</text:p>
          </table:table-cell>
          <table:table-cell table:style-name="ce223" table:formula="of:=[.L30]/[.$L$34]" office:value-type="percentage" office:value="1.00075566657506" calcext:value-type="percentage">
            <text:p>100.08 %</text:p>
          </table:table-cell>
          <table:table-cell table:style-name="ce42" office:value-type="string" calcext:value-type="string">
            <text:p>OBS. 1</text:p>
          </table:table-cell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65"/>
          <table:table-cell table:style-name="ce160"/>
          <table:table-cell table:style-name="ce165" table:number-columns-repeated="2"/>
          <table:table-cell table:style-name="ce46"/>
          <table:table-cell table:style-name="ce39"/>
          <table:table-cell table:style-name="ce165"/>
          <table:table-cell table:style-name="ce206"/>
          <table:table-cell table:style-name="ce210"/>
          <table:table-cell table:style-name="ce200" table:formula="of:=[.F31]-[.I31]" office:value-type="float" office:value="0" calcext:value-type="float">
            <text:p>- </text:p>
          </table:table-cell>
          <table:table-cell table:style-name="ce223" table:formula="of:=[.L31]/[.$L$34]" office:value-type="percentage" office:value="-0" calcext:value-type="percentage">
            <text:p>0.00 %</text:p>
          </table:table-cell>
          <table:table-cell table:style-name="ce42"/>
          <table:table-cell table:style-name="ce43" table:number-columns-repeated="50"/>
          <table:table-cell table:number-columns-repeated="960"/>
        </table:table-row>
        <table:table-row table:style-name="ro1">
          <table:table-cell table:style-name="ce60"/>
          <table:table-cell table:style-name="ce61"/>
          <table:table-cell table:style-name="ce199" table:number-columns-repeated="4"/>
          <table:table-cell table:style-name="ce62" table:number-columns-repeated="2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4">
          <table:table-cell table:style-name="ce64"/>
          <table:table-cell table:style-name="ce65"/>
          <table:table-cell table:style-name="ce148"/>
          <table:table-cell table:style-name="ce162"/>
          <table:table-cell table:style-name="ce200"/>
          <table:table-cell table:style-name="ce176"/>
          <table:table-cell table:style-name="ce29"/>
          <table:table-cell table:style-name="ce66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5">
          <table:table-cell table:style-name="ce72"/>
          <table:table-cell table:style-name="ce73" office:value-type="string" office:string-value="Total" calcext:value-type="string">
            <text:p><text:s/>Total </text:p>
          </table:table-cell>
          <table:table-cell table:style-name="ce201" table:formula="of:=SUM([.C14:.C31])" office:value-type="float" office:value="1436.66" calcext:value-type="float">
            <text:p>1437 </text:p>
          </table:table-cell>
          <table:table-cell table:style-name="ce201" table:formula="of:=SUM([.D14:.D31])" office:value-type="float" office:value="0" calcext:value-type="float">
            <text:p>- </text:p>
          </table:table-cell>
          <table:table-cell table:style-name="ce201" table:formula="of:=SUM([.E14:.E31])" office:value-type="float" office:value="0" calcext:value-type="float">
            <text:p>- </text:p>
          </table:table-cell>
          <table:table-cell table:style-name="ce201" table:formula="of:=SUM([.F14:.F31])" office:value-type="float" office:value="1436.66" calcext:value-type="float">
            <text:p>1437 </text:p>
          </table:table-cell>
          <table:table-cell table:style-name="ce72" table:number-columns-repeated="2"/>
          <table:table-cell table:style-name="ce201" table:formula="of:=SUM([.I14:.I31])" office:value-type="float" office:value="42010.11" calcext:value-type="float">
            <text:p>42010 </text:p>
          </table:table-cell>
          <table:table-cell table:style-name="ce201" table:number-columns-repeated="2"/>
          <table:table-cell table:style-name="ce201" table:formula="of:=SUM([.L14:.L31])" office:value-type="float" office:value="-40573.45" calcext:value-type="float">
            <text:p>(40573)</text:p>
          </table:table-cell>
          <table:table-cell table:style-name="ce226" table:formula="of:=SUM([.M14:.M31])" office:value-type="percentage" office:value="1" calcext:value-type="percentage">
            <text:p>100.00 %</text:p>
          </table:table-cell>
          <table:table-cell table:style-name="ce75"/>
          <table:table-cell table:style-name="ce76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7"/>
          <table:table-cell table:style-name="ce78" office:value-type="string" calcext:value-type="string">
            <text:p>Saldo al</text:p>
          </table:table-cell>
          <table:table-cell table:style-name="ce79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0" office:value-type="string" calcext:value-type="string">
            <text:p>Nota a los Ef's</text:p>
          </table:table-cell>
          <table:table-cell table:style-name="ce81" office:value-type="date" office:date-value="2020-12-31" calcext:value-type="date">
            <text:p>31/12/2020</text:p>
          </table:table-cell>
          <table:table-cell table:style-name="ce82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0"/>
          <table:table-cell table:style-name="ce81"/>
          <table:table-cell table:style-name="ce82"/>
          <table:table-cell table:number-columns-repeated="1020"/>
        </table:table-row>
        <table:table-row table:style-name="ro1">
          <table:table-cell/>
          <table:table-cell table:style-name="ce120" office:value-type="string" office:string-value="IVA POR PAGAR" calcext:value-type="string">
            <text:p><text:s/>IVA POR PAGAR </text:p>
          </table:table-cell>
          <table:table-cell table:style-name="ce165" table:formula="of:=SUM([.F15:.F19])" office:value-type="float" office:value="815.8" calcext:value-type="float">
            <text:p>816 </text:p>
          </table:table-cell>
          <table:table-cell table:style-name="ce165" table:formula="of:=SUM([.I15:.I19])" office:value-type="float" office:value="799.19" calcext:value-type="float">
            <text:p>799 </text:p>
          </table:table-cell>
          <table:table-cell table:number-columns-repeated="1020"/>
        </table:table-row>
        <table:table-row table:style-name="ro1">
          <table:table-cell/>
          <table:table-cell table:style-name="ce121" office:value-type="string" calcext:value-type="string">
            <text:p>RET. FUENTE POR PAGAR</text:p>
          </table:table-cell>
          <table:table-cell table:style-name="ce165" table:formula="of:=SUM([.F21:.F25])" office:value-type="float" office:value="620.86" calcext:value-type="float">
            <text:p>621 </text:p>
          </table:table-cell>
          <table:table-cell table:style-name="ce165" table:formula="of:=SUM([.I21:.I25])" office:value-type="float" office:value="606.81" calcext:value-type="float">
            <text:p>607 </text:p>
          </table:table-cell>
          <table:table-cell table:number-columns-repeated="1020"/>
        </table:table-row>
        <table:table-row table:style-name="ro1">
          <table:table-cell/>
          <table:table-cell table:style-name="ce120" office:value-type="string" office:string-value="IMPUESTO A LA RENTA POR  PAGAR" calcext:value-type="string">
            <text:p><text:s/>IMPUESTO A LA RENTA POR <text:s/>PAGAR </text:p>
          </table:table-cell>
          <table:table-cell table:style-name="ce165" table:formula="of:=[.F30]" office:value-type="float" office:value="0" calcext:value-type="float">
            <text:p>- </text:p>
          </table:table-cell>
          <table:table-cell table:style-name="ce165" table:formula="of:=[.I30]" office:value-type="float" office:value="40604.11" calcext:value-type="float">
            <text:p>40604 </text:p>
          </table:table-cell>
          <table:table-cell table:number-columns-repeated="1020"/>
        </table:table-row>
        <table:table-row table:style-name="ro1">
          <table:table-cell/>
          <table:table-cell table:style-name="ce120"/>
          <table:table-cell table:style-name="ce167"/>
          <table:table-cell table:style-name="ce165"/>
          <table:table-cell table:number-columns-repeated="1020"/>
        </table:table-row>
        <table:table-row table:style-name="ro1">
          <table:table-cell/>
          <table:table-cell table:style-name="ce80" office:value-type="string" calcext:value-type="string">
            <text:p>Total</text:p>
          </table:table-cell>
          <table:table-cell table:style-name="ce168" table:formula="of:=+SUM([.C40:.C42])" office:value-type="float" office:value="1436.66" calcext:value-type="float">
            <text:p>1437 </text:p>
          </table:table-cell>
          <table:table-cell table:style-name="ce180" table:formula="of:=+SUM([.D40:.D42])" office:value-type="float" office:value="42010.11" calcext:value-type="float">
            <text:p>42010 </text:p>
          </table:table-cell>
          <table:table-cell office:value-type="string" calcext:value-type="string">
            <text:p>Obs</text:p>
          </table:table-cell>
          <table:table-cell table:number-columns-repeated="1019"/>
        </table:table-row>
        <table:table-row table:style-name="ro1">
          <table:table-cell/>
          <table:table-cell table:style-name="ce87"/>
          <table:table-cell table:style-name="ce88"/>
          <table:table-cell table:style-name="ce89"/>
          <table:table-cell table:number-columns-repeated="1020"/>
        </table:table-row>
        <table:table-row table:style-name="ro1">
          <table:table-cell/>
          <table:table-cell table:style-name="ce90"/>
          <table:table-cell table:style-name="ce91"/>
          <table:table-cell table:style-name="ce92"/>
          <table:table-cell table:number-columns-repeated="1020"/>
        </table:table-row>
        <table:table-row table:style-name="ro1">
          <table:table-cell/>
          <table:table-cell table:style-name="ce93" office:value-type="string" calcext:value-type="string">
            <text:p>Trial</text:p>
          </table:table-cell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 office:value-type="string" calcext:value-type="string">
            <text:p>Diferencia</text:p>
          </table:table-cell>
          <table:table-cell table:style-name="ce97"/>
          <table:table-cell table:style-name="ce98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9" office:value-type="string" calcext:value-type="string">
            <text:p>Fuente:</text:p>
          </table:table-cell>
          <table:table-cell table:style-name="ce100" table:number-columns-repeated="11"/>
          <table:table-cell table:style-name="ce101"/>
          <table:table-cell table:style-name="ce100"/>
          <table:table-cell table:number-columns-repeated="1010"/>
        </table:table-row>
        <table:table-row table:style-name="ro1">
          <table:table-cell table:style-name="ce102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2"/>
          <table:table-cell table:number-columns-repeated="1023"/>
        </table:table-row>
        <table:table-row table:style-name="ro1">
          <table:table-cell table:style-name="ce103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2"/>
          <table:table-cell table:number-columns-repeated="1023"/>
        </table:table-row>
        <table:table-row table:style-name="ro1">
          <table:table-cell table:style-name="ce103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OBS. 1</text:p>
          </table:table-cell>
          <table:table-cell office:value-type="string" calcext:value-type="string">
            <text:p>aun no termina el año fiscal por lo que se debe esperar al cierre financiero 2020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Impuestos C" table:style-name="ta2"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15" table:default-cell-style-name="Default"/>
        <table:table-row table:style-name="ro6">
          <table:table-cell table:style-name="ce238" office:value-type="string" calcext:value-type="string">
            <text:p>2-1-1-01</text:p>
          </table:table-cell>
          <table:table-cell table:style-name="ce239" office:value-type="string" calcext:value-type="string">
            <text:p>OBLIGACIONES TRIBUTARIAS</text:p>
          </table:table-cell>
          <table:table-cell table:style-name="ce240" office:value-type="float" office:value="-1406" calcext:value-type="float">
            <text:p>-1,406.00</text:p>
          </table:table-cell>
          <table:table-cell table:style-name="ce240" table:number-columns-repeated="3"/>
          <table:table-cell table:number-columns-repeated="2"/>
          <table:table-cell table:style-name="ce240" table:number-columns-repeated="2"/>
          <table:table-cell table:number-columns-repeated="414"/>
        </table:table-row>
        <table:table-row table:style-name="ro6">
          <table:table-cell table:style-name="ce238" office:value-type="string" calcext:value-type="string">
            <text:p>2-1-1-01-01</text:p>
          </table:table-cell>
          <table:table-cell table:style-name="ce239" office:value-type="string" calcext:value-type="string">
            <text:p>IVA POR PAGAR</text:p>
          </table:table-cell>
          <table:table-cell office:value-type="float" office:value="-799.19" calcext:value-type="float">
            <text:p>-799.19</text:p>
          </table:table-cell>
          <table:table-cell table:style-name="ce240" table:number-columns-repeated="2"/>
          <table:table-cell table:number-columns-repeated="3"/>
          <table:table-cell table:style-name="ce240" table:number-columns-repeated="2"/>
          <table:table-cell table:number-columns-repeated="414"/>
        </table:table-row>
        <table:table-row table:style-name="ro6">
          <table:table-cell table:style-name="ce238" office:value-type="string" calcext:value-type="string">
            <text:p>2-1-1-01-01-001</text:p>
          </table:table-cell>
          <table:table-cell table:style-name="ce239" office:value-type="string" calcext:value-type="string">
            <text:p>12% IVA VENTA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40" office:value-type="float" office:value="62019" calcext:value-type="float">
            <text:p>62,01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3"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3"/>
          <table:table-cell table:style-name="ce240"/>
          <table:table-cell table:number-columns-repeated="4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3"/>
          <table:table-cell table:style-name="ce240"/>
          <table:table-cell table:number-columns-repeated="4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3"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3"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3"/>
          <table:table-cell table:style-name="ce240" table:number-columns-repeated="2"/>
          <table:table-cell table:number-columns-repeated="234"/>
        </table:table-row>
        <table:table-row table:style-name="ro1">
          <table:table-cell table:style-name="ce238" office:value-type="string" calcext:value-type="string">
            <text:p>-7,411.20</text:p>
          </table:table-cell>
          <table:table-cell table:style-name="ce240" office:value-type="float" office:value="7411.2" calcext:value-type="float">
            <text:p>7,411.2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1" calcext:value-type="date">
            <text:p>21/02/2020</text:p>
          </table:table-cell>
          <table:table-cell office:value-type="string" calcext:value-type="string">
            <text:p>Factura #4316 Cliente : Telconet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7411.2" calcext:value-type="float">
            <text:p>7,411.2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,411.20</text:p>
          </table:table-cell>
          <table:table-cell table:style-name="ce240" office:value-type="float" office:value="7411.2" calcext:value-type="float">
            <text:p>7,411.2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7411.2" calcext:value-type="float">
            <text:p>7,411.2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,216.00</text:p>
          </table:table-cell>
          <table:table-cell table:style-name="ce240" office:value-type="float" office:value="9216" calcext:value-type="float">
            <text:p>9,216.0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16" calcext:value-type="date">
            <text:p>16/03/2020</text:p>
          </table:table-cell>
          <table:table-cell office:value-type="string" calcext:value-type="string">
            <text:p>Factura #4317 Cliente: Telconet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8,432.00</text:p>
          </table:table-cell>
          <table:table-cell table:style-name="ce240" office:value-type="float" office:value="9216" calcext:value-type="float">
            <text:p>9,216.0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,216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9216" calcext:value-type="float">
            <text:p>9,216.0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Diario #1104: Reverso de Registro Contable (IVA por Pagar)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,216.6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Diario #1136: Reclasificaci de Registr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9216.6" calcext:value-type="float">
            <text:p>9,216.60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de Impuestos IVA de Ventas mes Marz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,640.00</text:p>
          </table:table-cell>
          <table:table-cell table:style-name="ce240" office:value-type="float" office:value="5640" calcext:value-type="float">
            <text:p>5,640.0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23" calcext:value-type="date">
            <text:p>23/06/2020</text:p>
          </table:table-cell>
          <table:table-cell office:value-type="string" calcext:value-type="string">
            <text:p>Cliente:Telconet SA Fact: 4319 - DRY BATTERY <text:s/>DM-12120 Cantidad:20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,620.00</text:p>
          </table:table-cell>
          <table:table-cell table:style-name="ce240" office:value-type="float" office:value="1980" calcext:value-type="float">
            <text:p>1,980.0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24" calcext:value-type="date">
            <text:p>24/06/2020</text:p>
          </table:table-cell>
          <table:table-cell office:value-type="string" calcext:value-type="string">
            <text:p>Cliente:Telconet SA Fact: 4320 - DRY BATTERY HR-1280 <text:s/>Cantidad:10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,640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980" calcext:value-type="float">
            <text:p>1,980.0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5640" calcext:value-type="float">
            <text:p>5,640.0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,640.00</text:p>
          </table:table-cell>
          <table:table-cell table:style-name="ce240" office:value-type="float" office:value="5640" calcext:value-type="float">
            <text:p>5,640.0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02" calcext:value-type="date">
            <text:p>02/07/2020</text:p>
          </table:table-cell>
          <table:table-cell office:value-type="string" calcext:value-type="string">
            <text:p>CLIENTE:TELCONET SA FACT: 4321 - DRY BATTERY DM-12120 CANTIDAD:200CLIENTE:TELCONET SA FACT: 4321 -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5640" calcext:value-type="float">
            <text:p>5,640.0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,820.00</text:p>
          </table:table-cell>
          <table:table-cell table:style-name="ce240" office:value-type="float" office:value="2820" calcext:value-type="float">
            <text:p>2,820.0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09" calcext:value-type="date">
            <text:p>09/08/2020</text:p>
          </table:table-cell>
          <table:table-cell office:value-type="string" calcext:value-type="string">
            <text:p>Cliente:Telconet SA Fact: 4322 - DRY BATTERY DM-12120 Cantidad:10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0,110.00</text:p>
          </table:table-cell>
          <table:table-cell table:style-name="ce240" office:value-type="float" office:value="7290" calcext:value-type="float">
            <text:p>7,290.0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21" calcext:value-type="date">
            <text:p>21/08/2020</text:p>
          </table:table-cell>
          <table:table-cell office:value-type="string" calcext:value-type="string">
            <text:p>Cliente:Telconet Fact: 4323 - DRY BATTERY DM-12120 Cantidad:27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5,504.00</text:p>
          </table:table-cell>
          <table:table-cell table:style-name="ce240" office:value-type="float" office:value="5394" calcext:value-type="float">
            <text:p>5,394.0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22" calcext:value-type="date">
            <text:p>22/08/2020</text:p>
          </table:table-cell>
          <table:table-cell office:value-type="string" calcext:value-type="string">
            <text:p>Cliente:Telconet Fact: 4324 - DRY BATTERY HR-1280 <text:s/>Cantidad:29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5504" calcext:value-type="float">
            <text:p>15,504.0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1-004</text:p>
          </table:table-cell>
          <table:table-cell table:style-name="ce239" office:value-type="string" calcext:value-type="string">
            <text:p>100% IVA RETENIDO PERSONA NATURA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40" office:value-type="float" office:value="8118.93" calcext:value-type="float">
            <text:p>8,118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2"/>
          <table:table-cell table:style-name="ce240"/>
          <table:table-cell table:number-columns-repeated="5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 table:number-columns-repeated="2"/>
          <table:table-cell table:number-columns-repeated="225"/>
        </table:table-row>
        <table:table-row table:style-name="ro1">
          <table:table-cell table:style-name="ce238" office:value-type="string" calcext:value-type="string">
            <text:p><text:s/>738.70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870.0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720.0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756.09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06.25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86.00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1,032.34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032.34" calcext:value-type="float">
            <text:p>1,032.34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table:style-name="ce240" office:value-type="float" office:value="1032.34" calcext:value-type="float">
            <text:p>1,032.34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50.0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43.75</text:p>
          </table:table-cell>
          <table:table-cell office:value-type="float" office:value="743.75" calcext:value-type="float">
            <text:p>743.75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43.75" calcext:value-type="float">
            <text:p>743.7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815.80</text:p>
          </table:table-cell>
          <table:table-cell office:value-type="float" office:value="0" calcext:value-type="float">
            <text:p>0</text:p>
          </table:table-cell>
          <table:table-cell office:value-type="float" office:value="815.8" calcext:value-type="float">
            <text:p>815.8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1-005</text:p>
          </table:table-cell>
          <table:table-cell table:style-name="ce239" office:value-type="string" calcext:value-type="string">
            <text:p>IVA POR PAGAR</text:p>
          </table:table-cell>
          <table:table-cell office:value-type="float" office:value="-799.19" calcext:value-type="float">
            <text:p>-799.19</text:p>
          </table:table-cell>
          <table:table-cell table:style-name="ce240" office:value-type="float" office:value="61845.94" calcext:value-type="float">
            <text:p>61,845.94</text:p>
          </table:table-cell>
          <table:table-cell table:style-name="ce240" office:value-type="float" office:value="61862.55" calcext:value-type="float">
            <text:p>61,862.55</text:p>
          </table:table-cell>
          <table:table-cell office:value-type="float" office:value="-815.8" calcext:value-type="float">
            <text:p>-815.8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/>
          <table:table-cell table:number-columns-repeated="4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/>
          <table:table-cell table:number-columns-repeated="4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2"/>
          <table:table-cell table:style-name="ce240"/>
          <table:table-cell table:number-columns-repeated="5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/>
          <table:table-cell/>
          <table:table-cell table:style-name="ce240"/>
          <table:table-cell table:number-columns-repeated="4"/>
          <table:table-cell table:style-name="ce241"/>
          <table:table-cell/>
          <table:table-cell table:style-name="ce240" table:number-columns-repeated="2"/>
          <table:table-cell table:number-columns-repeated="5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/>
          <table:table-cell table:number-columns-repeated="4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 table:number-columns-repeated="3"/>
          <table:table-cell table:style-name="ce240" table:number-columns-repeated="2"/>
          <table:table-cell table:number-columns-repeated="54"/>
        </table:table-row>
        <table:table-row table:style-name="ro1">
          <table:table-cell table:style-name="ce238" office:value-type="string" calcext:value-type="string">
            <text:p>-1,537.89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38.69</text:p>
          </table:table-cell>
          <table:table-cell office:value-type="float" office:value="0" calcext:value-type="float">
            <text:p>0</text:p>
          </table:table-cell>
          <table:table-cell office:value-type="float" office:value="799.2" calcext:value-type="float">
            <text:p>799.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102" calcext:value-type="float">
            <text:p>168102</text:p>
          </table:table-cell>
          <table:table-cell table:style-name="ce241" office:value-type="date" office:date-value="2020-01-31" calcext:value-type="date">
            <text:p>31/01/2020</text:p>
          </table:table-cell>
          <table:table-cell office:value-type="string" calcext:value-type="string">
            <text:p>ND 3608-0 :ND:0-3608 Pago retencion iva mes Diciem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565.39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304.08" calcext:value-type="float">
            <text:p>1,304.08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04.61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,289.22</text:p>
          </table:table-cell>
          <table:table-cell table:style-name="ce240" office:value-type="float" office:value="4984.61" calcext:value-type="float">
            <text:p>4,984.61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4,166.7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122.51" calcext:value-type="float">
            <text:p>1,122.5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3,244.49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7411.2" calcext:value-type="float">
            <text:p>7,411.2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3,983.19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002" calcext:value-type="float">
            <text:p>171002</text:p>
          </table:table-cell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ND 3110-0 :ND:0-3110 PAGO RETENCION IVA MES ENERO 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8,967.8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4984.61" calcext:value-type="float">
            <text:p>4,984.6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1,556.60</text:p>
          </table:table-cell>
          <table:table-cell table:style-name="ce240" office:value-type="float" office:value="7411.2" calcext:value-type="float">
            <text:p>7,411.2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6,541.2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4984.61" calcext:value-type="float">
            <text:p>4,984.6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869.99</text:p>
          </table:table-cell>
          <table:table-cell table:style-name="ce240" office:value-type="float" office:value="7411.2" calcext:value-type="float">
            <text:p>7,411.2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0,086.59</text:p>
          </table:table-cell>
          <table:table-cell table:style-name="ce240" office:value-type="float" office:value="9216.6" calcext:value-type="float">
            <text:p>9,216.6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de Impuestos IVA de Ventas mes Marz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,237.64</text:p>
          </table:table-cell>
          <table:table-cell office:value-type="float" office:value="0" calcext:value-type="float">
            <text:p>0</text:p>
          </table:table-cell>
          <table:table-cell office:value-type="float" office:value="848.95" calcext:value-type="float">
            <text:p>848.95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,074.53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2163.11" calcext:value-type="float">
            <text:p>2,163.11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,794.53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590.59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6203.94" calcext:value-type="float">
            <text:p>6,203.94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0,806.59</text:p>
          </table:table-cell>
          <table:table-cell table:style-name="ce240" office:value-type="float" office:value="9216" calcext:value-type="float">
            <text:p>9,216.0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Diario #1104: Reverso de Registro Contable (IVA por Pagar)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590.59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9216" calcext:value-type="float">
            <text:p>9,216.0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20.59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402" calcext:value-type="float">
            <text:p>172402</text:p>
          </table:table-cell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ND 4628-0 :ND:0-4628 Pago retencion Ivas mes Febre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19.9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Diario #1136: Reclasificaci de Registr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476.08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56.0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402" calcext:value-type="float">
            <text:p>174402</text:p>
          </table:table-cell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ND 03122-0 :ND:0-03122 PAGO RTE IVA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1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802" calcext:value-type="float">
            <text:p>175802</text:p>
          </table:table-cell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ND 2887-0 :ND:0-2887 PAGO RTE IVA MES ABRIL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06.24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692.24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85.99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202" calcext:value-type="float">
            <text:p>179202</text:p>
          </table:table-cell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ND 03688-0 :ND:0-03688 Pago SRI retencion Iva mes 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86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Regularizaci de Sald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818.34</text:p>
          </table:table-cell>
          <table:table-cell table:style-name="ce240" office:value-type="float" office:value="1032.34" calcext:value-type="float">
            <text:p>1,032.34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032.3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602" calcext:value-type="float">
            <text:p>180602</text:p>
          </table:table-cell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ND 03225-0 :ND:0-03225 Pago SRI retenciones iva me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032.34" calcext:value-type="float">
            <text:p>1,032.34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002" calcext:value-type="float">
            <text:p>183002</text:p>
          </table:table-cell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ND 2891-0 :ND:0-2891 SRI - Cancelaci de Impuest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50.0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6,254.00</text:p>
          </table:table-cell>
          <table:table-cell table:style-name="ce240" office:value-type="float" office:value="15504" calcext:value-type="float">
            <text:p>15,504.0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5,351.91</text:p>
          </table:table-cell>
          <table:table-cell office:value-type="float" office:value="0" calcext:value-type="float">
            <text:p>0</text:p>
          </table:table-cell>
          <table:table-cell office:value-type="float" office:value="902.09" calcext:value-type="float">
            <text:p>902.09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50.00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4601.91" calcext:value-type="float">
            <text:p>14,601.9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602" calcext:value-type="float">
            <text:p>185602</text:p>
          </table:table-cell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ND 5347-0 :ND:0-5347 SRI - Cancelaci de Impuest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43.75</text:p>
          </table:table-cell>
          <table:table-cell office:value-type="float" office:value="743.75" calcext:value-type="float">
            <text:p>743.75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43.75" calcext:value-type="float">
            <text:p>743.75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002" calcext:value-type="float">
            <text:p>187002</text:p>
          </table:table-cell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ND 2995-0 :ND:0-2995 Pago SRI retenciones iva mes 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815.80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2</text:p>
          </table:table-cell>
          <table:table-cell table:style-name="ce239" office:value-type="string" calcext:value-type="string">
            <text:p>RETENCIONES EN FUENTE X PAGAR</text:p>
          </table:table-cell>
          <table:table-cell office:value-type="float" office:value="-606.81" calcext:value-type="float">
            <text:p>-606.81</text:p>
          </table:table-cell>
          <table:table-cell table:style-name="ce240" table:number-columns-repeated="2"/>
          <table:table-cell table:number-columns-repeated="3"/>
          <table:table-cell table:style-name="ce240" table:number-columns-repeated="2"/>
          <table:table-cell table:number-columns-repeated="414"/>
        </table:table-row>
        <table:table-row table:style-name="ro6">
          <table:table-cell table:style-name="ce238" office:value-type="string" calcext:value-type="string">
            <text:p>2-1-1-01-02-001</text:p>
          </table:table-cell>
          <table:table-cell table:style-name="ce239" office:value-type="string" calcext:value-type="string">
            <text:p>1% RETENCION FUE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 table:number-columns-repeated="2"/>
          <table:table-cell table:number-columns-repeated="288"/>
        </table:table-row>
        <table:table-row table:style-name="ro1">
          <table:table-cell table:style-name="ce238" office:value-type="string" calcext:value-type="string">
            <text:p>-.6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.32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7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METROMODAL - NC #4521: RECLASIFICACIﾓN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4.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2-002</text:p>
          </table:table-cell>
          <table:table-cell table:style-name="ce239" office:value-type="string" calcext:value-type="string">
            <text:p>2% RETENCION FUEN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8.07" calcext:value-type="float">
            <text:p>268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 table:number-columns-repeated="2"/>
          <table:table-cell table:number-columns-repeated="324"/>
        </table:table-row>
        <table:table-row table:style-name="ro1">
          <table:table-cell table:style-name="ce238" office:value-type="string" calcext:value-type="string">
            <text:p><text:s/>15.98</text:p>
          </table:table-cell>
          <table:table-cell office:value-type="float" office:value="0" calcext:value-type="float">
            <text:p>0</text:p>
          </table:table-cell>
          <table:table-cell office:value-type="float" office:value="15.98" calcext:value-type="float">
            <text:p>15.98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15.98" calcext:value-type="float">
            <text:p>15.98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7.18</text:p>
          </table:table-cell>
          <table:table-cell office:value-type="float" office:value="27.18" calcext:value-type="float">
            <text:p>27.18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5.68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5.68" calcext:value-type="float">
            <text:p>25.68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0.85</text:p>
          </table:table-cell>
          <table:table-cell office:value-type="float" office:value="20.85" calcext:value-type="float">
            <text:p>20.85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04.06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Diario #1138: Reclasificaci de Registr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04.06" calcext:value-type="float">
            <text:p>204.0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2-003</text:p>
          </table:table-cell>
          <table:table-cell table:style-name="ce239" office:value-type="string" calcext:value-type="string">
            <text:p>8% RETENCION FUEN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40" office:value-type="float" office:value="2711.39" calcext:value-type="float">
            <text:p>2,711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 table:number-columns-repeated="2"/>
          <table:table-cell table:number-columns-repeated="207"/>
        </table:table-row>
        <table:table-row table:style-name="ro1">
          <table:table-cell table:style-name="ce238" office:value-type="string" calcext:value-type="string">
            <text:p><text:s/>192.47</text:p>
          </table:table-cell>
          <table:table-cell office:value-type="float" office:value="0" calcext:value-type="float">
            <text:p>0</text:p>
          </table:table-cell>
          <table:table-cell office:value-type="float" office:value="192.47" calcext:value-type="float">
            <text:p>192.4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192.47" calcext:value-type="float">
            <text:p>192.47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40.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40.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204.06</text:p>
          </table:table-cell>
          <table:table-cell office:value-type="float" office:value="0" calcext:value-type="float">
            <text:p>0</text:p>
          </table:table-cell>
          <table:table-cell office:value-type="float" office:value="204.06" calcext:value-type="float">
            <text:p>204.06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Diario #1138: Reclasificaci de Registr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204.17</text:p>
          </table:table-cell>
          <table:table-cell office:value-type="float" office:value="0" calcext:value-type="float">
            <text:p>0</text:p>
          </table:table-cell>
          <table:table-cell office:value-type="float" office:value="204.17" calcext:value-type="float">
            <text:p>204.1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204.17" calcext:value-type="float">
            <text:p>204.17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224.0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400.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00.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95.83</text:p>
          </table:table-cell>
          <table:table-cell office:value-type="float" office:value="195.83" calcext:value-type="float">
            <text:p>195.83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195.83" calcext:value-type="float">
            <text:p>195.83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35.86</text:p>
          </table:table-cell>
          <table:table-cell office:value-type="float" office:value="235.86" calcext:value-type="float">
            <text:p>235.86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35.86" calcext:value-type="float">
            <text:p>235.86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2-004</text:p>
          </table:table-cell>
          <table:table-cell table:style-name="ce239" office:value-type="string" calcext:value-type="string">
            <text:p>10% RETENCION FUEN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40" office:value-type="float" office:value="3845.28" calcext:value-type="float">
            <text:p>3,845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 table:number-columns-repeated="2"/>
          <table:table-cell table:number-columns-repeated="225"/>
        </table:table-row>
        <table:table-row table:style-name="ro1">
          <table:table-cell table:style-name="ce238" office:value-type="string" calcext:value-type="string">
            <text:p><text:s/>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425.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300.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375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00.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360.28</text:p>
          </table:table-cell>
          <table:table-cell office:value-type="float" office:value="0" calcext:value-type="float">
            <text:p>0</text:p>
          </table:table-cell>
          <table:table-cell office:value-type="float" office:value="360.28" calcext:value-type="float">
            <text:p>360.28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360.28" calcext:value-type="float">
            <text:p>360.28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85.0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2-007</text:p>
          </table:table-cell>
          <table:table-cell table:style-name="ce239" office:value-type="string" calcext:value-type="string">
            <text:p>RET. FUENTE POR PAGAR</text:p>
          </table:table-cell>
          <table:table-cell office:value-type="float" office:value="-606.81" calcext:value-type="float">
            <text:p>-606.81</text:p>
          </table:table-cell>
          <table:table-cell table:style-name="ce240" office:value-type="float" office:value="6365.01" calcext:value-type="float">
            <text:p>6,365.01</text:p>
          </table:table-cell>
          <table:table-cell table:style-name="ce240" office:value-type="float" office:value="6379.06" calcext:value-type="float">
            <text:p>6,379.06</text:p>
          </table:table-cell>
          <table:table-cell office:value-type="float" office:value="-620.86" calcext:value-type="float">
            <text:p>-620.86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/>
          <table:table-cell table:style-name="ce240"/>
          <table:table-cell table:number-columns-repeated="6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 table:number-columns-repeated="2"/>
        </table:table-row>
        <table:table-row table:style-name="ro1">
          <table:table-cell table:style-name="ce238" office:value-type="string" calcext:value-type="string">
            <text:p>-981.8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97.79</text:p>
          </table:table-cell>
          <table:table-cell office:value-type="float" office:value="15.98" calcext:value-type="float">
            <text:p>15.98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190.26</text:p>
          </table:table-cell>
          <table:table-cell office:value-type="float" office:value="192.47" calcext:value-type="float">
            <text:p>192.47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74.91</text:p>
          </table:table-cell>
          <table:table-cell office:value-type="float" office:value="0" calcext:value-type="float">
            <text:p>0</text:p>
          </table:table-cell>
          <table:table-cell office:value-type="float" office:value="615.35" calcext:value-type="float">
            <text:p>615.3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302" calcext:value-type="float">
            <text:p>168302</text:p>
          </table:table-cell>
          <table:table-cell table:style-name="ce241" office:value-type="date" office:date-value="2020-01-31" calcext:value-type="date">
            <text:p>31/01/2020</text:p>
          </table:table-cell>
          <table:table-cell office:value-type="string" calcext:value-type="string">
            <text:p>ND 3610-0 :ND:0-3610 Pago retenci fuente mes dic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99.91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239.9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265.59</text:p>
          </table:table-cell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682.14</text:p>
          </table:table-cell>
          <table:table-cell office:value-type="float" office:value="0" calcext:value-type="float">
            <text:p>0</text:p>
          </table:table-cell>
          <table:table-cell office:value-type="float" office:value="583.45" calcext:value-type="float">
            <text:p>583.45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102" calcext:value-type="float">
            <text:p>171102</text:p>
          </table:table-cell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ND 3115-0 :ND:0-3115 PAGO RETENCION FTE MES ENERO 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682.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982.7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003.59</text:p>
          </table:table-cell>
          <table:table-cell office:value-type="float" office:value="20.85" calcext:value-type="float">
            <text:p>20.85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005.91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245.9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54.63</text:p>
          </table:table-cell>
          <table:table-cell office:value-type="float" office:value="0" calcext:value-type="float">
            <text:p>0</text:p>
          </table:table-cell>
          <table:table-cell office:value-type="float" office:value="691.28" calcext:value-type="float">
            <text:p>691.28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602" calcext:value-type="float">
            <text:p>172602</text:p>
          </table:table-cell>
          <table:table-cell table:style-name="ce241" office:value-type="date" office:date-value="2020-03-31" calcext:value-type="date">
            <text:p>31/03/2020</text:p>
          </table:table-cell>
          <table:table-cell office:value-type="string" calcext:value-type="string">
            <text:p>ND 4634-0 :ND:0-4634 Pago retencion en la fuente m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58.69</text:p>
          </table:table-cell>
          <table:table-cell office:value-type="float" office:value="204.06" calcext:value-type="float">
            <text:p>204.06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133.6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70.52</text:p>
          </table:table-cell>
          <table:table-cell office:value-type="float" office:value="0" calcext:value-type="float">
            <text:p>0</text:p>
          </table:table-cell>
          <table:table-cell office:value-type="float" office:value="563.17" calcext:value-type="float">
            <text:p>563.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602" calcext:value-type="float">
            <text:p>174602</text:p>
          </table:table-cell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ND 3124-0 :ND:0-3124 PAGO RTE FUENTE MES MARZO 202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70.98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8.54</text:p>
          </table:table-cell>
          <table:table-cell office:value-type="float" office:value="0" calcext:value-type="float">
            <text:p>0</text:p>
          </table:table-cell>
          <table:table-cell office:value-type="float" office:value="579.52" calcext:value-type="float">
            <text:p>579.5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002" calcext:value-type="float">
            <text:p>176002</text:p>
          </table:table-cell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ND 2888-0 :ND:0-2888 PAGO RTE FUENTE MES ABRIL 202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491.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695.63</text:p>
          </table:table-cell>
          <table:table-cell office:value-type="float" office:value="204.17" calcext:value-type="float">
            <text:p>204.17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8.54</text:p>
          </table:table-cell>
          <table:table-cell office:value-type="float" office:value="0" calcext:value-type="float">
            <text:p>0</text:p>
          </table:table-cell>
          <table:table-cell office:value-type="float" office:value="704.17" calcext:value-type="float">
            <text:p>704.1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402" calcext:value-type="float">
            <text:p>179402</text:p>
          </table:table-cell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ND 03689-0 :ND:0-03689 Pago SRI Retencion Fuente m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Regularizaci de Saldo por Retenci Anulada en Septiembre-2019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8.99</text:p>
          </table:table-cell>
          <table:table-cell office:value-type="float" office:value="38.99" calcext:value-type="float">
            <text:p>38.99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62.37</text:p>
          </table:table-cell>
          <table:table-cell office:value-type="float" office:value="23.38" calcext:value-type="float">
            <text:p>23.38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62.74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437.7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661.7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061.7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063.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1,424.02</text:p>
          </table:table-cell>
          <table:table-cell office:value-type="float" office:value="360.28" calcext:value-type="float">
            <text:p>360.28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62.28</text:p>
          </table:table-cell>
          <table:table-cell office:value-type="float" office:value="0" calcext:value-type="float">
            <text:p>0</text:p>
          </table:table-cell>
          <table:table-cell office:value-type="float" office:value="661.74" calcext:value-type="float">
            <text:p>661.7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802" calcext:value-type="float">
            <text:p>180802</text:p>
          </table:table-cell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ND 03231-0 :ND:0-03231 Pago SRI retenciones en la 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795.19</text:p>
          </table:table-cell>
          <table:table-cell office:value-type="float" office:value="32.91" calcext:value-type="float">
            <text:p>32.91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795.19" calcext:value-type="float">
            <text:p>795.1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102" calcext:value-type="float">
            <text:p>183102</text:p>
          </table:table-cell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ND 2893-0 :ND:0-2893 SRI - Cancelaci de Retenci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.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3.93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23.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98.9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598.93" calcext:value-type="float">
            <text:p>598.93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502" calcext:value-type="float">
            <text:p>185502</text:p>
          </table:table-cell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ND 5337-0 :ND:0-5337 SRI - Cancelaci de Retencio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75.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76.38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572.21</text:p>
          </table:table-cell>
          <table:table-cell office:value-type="float" office:value="195.83" calcext:value-type="float">
            <text:p>195.83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572.21" calcext:value-type="float">
            <text:p>572.21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902" calcext:value-type="float">
            <text:p>186902</text:p>
          </table:table-cell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ND 2989-0 :ND:0-2989 Pago SRI retenciones en la fu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85.0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620.86</text:p>
          </table:table-cell>
          <table:table-cell office:value-type="float" office:value="235.86" calcext:value-type="float">
            <text:p>235.86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2-008</text:p>
          </table:table-cell>
          <table:table-cell table:style-name="ce239" office:value-type="string" calcext:value-type="string">
            <text:p>Ret. Impto. 1.75% Compr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 table:number-columns-repeated="2"/>
          <table:table-cell table:number-columns-repeated="351"/>
        </table:table-row>
        <table:table-row table:style-name="ro1">
          <table:table-cell table:style-name="ce238" office:value-type="string" calcext:value-type="string">
            <text:p>-.4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1.38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6">
          <table:table-cell table:style-name="ce238" office:value-type="string" calcext:value-type="string">
            <text:p>2-1-1-01-02-009</text:p>
          </table:table-cell>
          <table:table-cell table:style-name="ce239" office:value-type="string" calcext:value-type="string">
            <text:p>Ret. Impto. 2.75% Compr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8.67" calcext:value-type="float">
            <text:p>138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8"/>
          <table:table-cell table:style-name="ce241"/>
          <table:table-cell table:number-columns-repeated="3"/>
          <table:table-cell table:style-name="ce240" table:number-columns-repeated="2"/>
          <table:table-cell table:number-columns-repeated="324"/>
        </table:table-row>
        <table:table-row table:style-name="ro1">
          <table:table-cell table:style-name="ce238" office:value-type="string" calcext:value-type="string">
            <text:p><text:s/>23.38</text:p>
          </table:table-cell>
          <table:table-cell office:value-type="float" office:value="0" calcext:value-type="float">
            <text:p>0</text:p>
          </table:table-cell>
          <table:table-cell office:value-type="float" office:value="23.38" calcext:value-type="float">
            <text:p>23.38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62.37</text:p>
          </table:table-cell>
          <table:table-cell office:value-type="float" office:value="0" calcext:value-type="float">
            <text:p>0</text:p>
          </table:table-cell>
          <table:table-cell office:value-type="float" office:value="38.99" calcext:value-type="float">
            <text:p>38.9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23.38</text:p>
          </table:table-cell>
          <table:table-cell office:value-type="float" office:value="38.99" calcext:value-type="float">
            <text:p>38.99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23.38" calcext:value-type="float">
            <text:p>23.38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21.46</text:p>
          </table:table-cell>
          <table:table-cell office:value-type="float" office:value="0" calcext:value-type="float">
            <text:p>0</text:p>
          </table:table-cell>
          <table:table-cell office:value-type="float" office:value="21.46" calcext:value-type="float">
            <text:p>21.46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32.91</text:p>
          </table:table-cell>
          <table:table-cell office:value-type="float" office:value="54.37" calcext:value-type="float">
            <text:p>54.37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32.91" calcext:value-type="float">
            <text:p>32.91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-21.93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>
          <table:table-cell table:style-name="ce238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21.93" calcext:value-type="float">
            <text:p>21.9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1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40" table:number-columns-repeated="2"/>
          <table:table-cell table:number-columns-repeated="411"/>
        </table:table-row>
        <table:table-row table:style-name="ro1" table:number-rows-repeated="1048360">
          <table:table-cell table:number-columns-repeated="424"/>
        </table:table-row>
        <table:table-row table:style-name="ro1">
          <table:table-cell table:number-columns-repeated="4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">
      <number:text>-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(</number:text>
      <number:number number:decimal-places="0" loext:min-decimal-places="0" number:min-integer-digits="1"/>
      <number:text>)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-</number:text>
      <number:number number:decimal-places="0" loext:min-decimal-places="0" number:min-integer-digits="1"/>
      <number:text> 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currency-style style:name="N12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loext:text> $ </loext:text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3:52:09.0531920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4:08:29.972979825</dc:date>
    <meta:editing-cycles>4</meta:editing-cycles>
    <meta:editing-duration>PT35M3S</meta:editing-duration>
    <meta:document-statistic meta:table-count="2" meta:cell-count="1941" meta:object-count="0"/>
  </office:meta>
</office:document-meta>
</file>